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2.2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ongitud de bloque</text:p>
          </table:table-cell>
          <table:table-cell office:value-type="string" calcext:value-type="string">
            <text:p>Longitud cadena codif. Binaria</text:p>
          </table:table-cell>
          <table:table-cell office:value-type="string" calcext:value-type="string">
            <text:p>Longitud cadena codif. ASCII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Tiempo de ejecución (seg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8" calcext:value-type="float">
            <text:p>6548</text:p>
          </table:table-cell>
          <table:table-cell office:value-type="float" office:value="14400" calcext:value-type="float">
            <text:p>14400</text:p>
          </table:table-cell>
          <table:table-cell office:value-type="float" office:value="0.454722" calcext:value-type="float">
            <text:p>0.454722</text:p>
          </table:table-cell>
          <table:table-cell office:value-type="float" office:value="3.0257" calcext:value-type="float">
            <text:p>3.02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90" calcext:value-type="float">
            <text:p>6890</text:p>
          </table:table-cell>
          <table:table-cell office:value-type="float" office:value="14400" calcext:value-type="float">
            <text:p>14400</text:p>
          </table:table-cell>
          <table:table-cell office:value-type="float" office:value="0.478472" calcext:value-type="float">
            <text:p>0.478472</text:p>
          </table:table-cell>
          <table:table-cell office:value-type="float" office:value="1.520138" calcext:value-type="float">
            <text:p>1.5201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72" calcext:value-type="float">
            <text:p>7172</text:p>
          </table:table-cell>
          <table:table-cell office:value-type="float" office:value="14400" calcext:value-type="float">
            <text:p>14400</text:p>
          </table:table-cell>
          <table:table-cell office:value-type="float" office:value="0.498056" calcext:value-type="float">
            <text:p>0.498056</text:p>
          </table:table-cell>
          <table:table-cell office:value-type="float" office:value="1.04343" calcext:value-type="float">
            <text:p>1.043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37" calcext:value-type="float">
            <text:p>7237</text:p>
          </table:table-cell>
          <table:table-cell office:value-type="float" office:value="14400" calcext:value-type="float">
            <text:p>14400</text:p>
          </table:table-cell>
          <table:table-cell office:value-type="float" office:value="0.502569" calcext:value-type="float">
            <text:p>0.502569</text:p>
          </table:table-cell>
          <table:table-cell office:value-type="float" office:value="0.798071" calcext:value-type="float">
            <text:p>0.7980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69" calcext:value-type="float">
            <text:p>736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11736" calcext:value-type="float">
            <text:p>0.511736</text:p>
          </table:table-cell>
          <table:table-cell office:value-type="float" office:value="0.671948" calcext:value-type="float">
            <text:p>0.67194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25" calcext:value-type="float">
            <text:p>7425</text:p>
          </table:table-cell>
          <table:table-cell office:value-type="float" office:value="14400" calcext:value-type="float">
            <text:p>14400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58151" calcext:value-type="float">
            <text:p>0.55815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8" calcext:value-type="float">
            <text:p>7508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1389" calcext:value-type="float">
            <text:p>0.521389</text:p>
          </table:table-cell>
          <table:table-cell office:value-type="float" office:value="0.424643" calcext:value-type="float">
            <text:p>0.4246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83" calcext:value-type="float">
            <text:p>7583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6597" calcext:value-type="float">
            <text:p>0.526597</text:p>
          </table:table-cell>
          <table:table-cell office:value-type="float" office:value="0.386441" calcext:value-type="float">
            <text:p>0.38644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68" calcext:value-type="float">
            <text:p>7568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556" calcext:value-type="float">
            <text:p>0.525556</text:p>
          </table:table-cell>
          <table:table-cell office:value-type="float" office:value="0.355764" calcext:value-type="float">
            <text:p>0.35576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79" calcext:value-type="float">
            <text:p>757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6319" calcext:value-type="float">
            <text:p>0.526319</text:p>
          </table:table-cell>
          <table:table-cell office:value-type="float" office:value="0.310278" calcext:value-type="float">
            <text:p>0.31027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12" calcext:value-type="float">
            <text:p>7612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8611" calcext:value-type="float">
            <text:p>0.528611</text:p>
          </table:table-cell>
          <table:table-cell office:value-type="float" office:value="0.247696" calcext:value-type="float">
            <text:p>0.247696</text:p>
          </table:table-cell>
          <table:table-cell table:number-columns-repeated="3"/>
          <table:table-cell office:value-type="string" calcext:value-type="string">
            <text:p>Media long</text:p>
          </table:table-cell>
          <table:table-cell table:formula="of:=AVERAGE([.B2:.B72])" office:value-type="float" office:value="7510.45714285714" calcext:value-type="float">
            <text:p>7510.45714285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44" calcext:value-type="float">
            <text:p>764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0833" calcext:value-type="float">
            <text:p>0.530833</text:p>
          </table:table-cell>
          <table:table-cell office:value-type="float" office:value="0.221379" calcext:value-type="float">
            <text:p>0.221379</text:p>
          </table:table-cell>
          <table:table-cell table:number-columns-repeated="3"/>
          <table:table-cell office:value-type="string" calcext:value-type="string">
            <text:p>Media ratio</text:p>
          </table:table-cell>
          <table:table-cell table:formula="of:=AVERAGE([.D2:.D72])" office:value-type="float" office:value="0.521559428571428" calcext:value-type="float">
            <text:p>0.5215594285714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52" calcext:value-type="float">
            <text:p>7652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1389" calcext:value-type="float">
            <text:p>0.531389</text:p>
          </table:table-cell>
          <table:table-cell office:value-type="float" office:value="0.213515" calcext:value-type="float">
            <text:p>0.213515</text:p>
          </table:table-cell>
          <table:table-cell table:number-columns-repeated="3"/>
          <table:table-cell office:value-type="string" calcext:value-type="string">
            <text:p>Media tiempo</text:p>
          </table:table-cell>
          <table:table-cell table:formula="of:=AVERAGE([.E2:.E72])" office:value-type="float" office:value="1.36100181428571" calcext:value-type="float">
            <text:p>1.361001814285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72" calcext:value-type="float">
            <text:p>7672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2778" calcext:value-type="float">
            <text:p>0.532778</text:p>
          </table:table-cell>
          <table:table-cell office:value-type="float" office:value="0.374953" calcext:value-type="float">
            <text:p>0.3749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60" calcext:value-type="float">
            <text:p>766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1944" calcext:value-type="float">
            <text:p>0.531944</text:p>
          </table:table-cell>
          <table:table-cell office:value-type="float" office:value="0.399939" calcext:value-type="float">
            <text:p>0.39993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64" calcext:value-type="float">
            <text:p>766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2222" calcext:value-type="float">
            <text:p>0.532222</text:p>
          </table:table-cell>
          <table:table-cell office:value-type="float" office:value="0.411" calcext:value-type="float">
            <text:p>0.41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73" calcext:value-type="float">
            <text:p>7673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2847" calcext:value-type="float">
            <text:p>0.532847</text:p>
          </table:table-cell>
          <table:table-cell office:value-type="float" office:value="0.36182" calcext:value-type="float">
            <text:p>0.3618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85" calcext:value-type="float">
            <text:p>7685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3681" calcext:value-type="float">
            <text:p>0.533681</text:p>
          </table:table-cell>
          <table:table-cell office:value-type="float" office:value="0.335554" calcext:value-type="float">
            <text:p>0.33555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80" calcext:value-type="float">
            <text:p>768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404753" calcext:value-type="float">
            <text:p>0.40475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89" calcext:value-type="float">
            <text:p>768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3958" calcext:value-type="float">
            <text:p>0.533958</text:p>
          </table:table-cell>
          <table:table-cell office:value-type="float" office:value="0.665051" calcext:value-type="float">
            <text:p>0.66505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94" calcext:value-type="float">
            <text:p>769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4306" calcext:value-type="float">
            <text:p>0.534306</text:p>
          </table:table-cell>
          <table:table-cell office:value-type="float" office:value="0.607088" calcext:value-type="float">
            <text:p>0.60708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04" calcext:value-type="float">
            <text:p>770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2982" calcext:value-type="float">
            <text:p>0.52298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14" calcext:value-type="float">
            <text:p>771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694" calcext:value-type="float">
            <text:p>0.535694</text:p>
          </table:table-cell>
          <table:table-cell office:value-type="float" office:value="0.504255" calcext:value-type="float">
            <text:p>0.50425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18" calcext:value-type="float">
            <text:p>7718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972" calcext:value-type="float">
            <text:p>0.535972</text:p>
          </table:table-cell>
          <table:table-cell office:value-type="float" office:value="0.619977" calcext:value-type="float">
            <text:p>0.61997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07" calcext:value-type="float">
            <text:p>7707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208" calcext:value-type="float">
            <text:p>0.535208</text:p>
          </table:table-cell>
          <table:table-cell office:value-type="float" office:value="1.13735" calcext:value-type="float">
            <text:p>1.1373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09" calcext:value-type="float">
            <text:p>770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347" calcext:value-type="float">
            <text:p>0.535347</text:p>
          </table:table-cell>
          <table:table-cell office:value-type="float" office:value="0.975808" calcext:value-type="float">
            <text:p>0.97580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17" calcext:value-type="float">
            <text:p>7717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903" calcext:value-type="float">
            <text:p>0.535903</text:p>
          </table:table-cell>
          <table:table-cell office:value-type="float" office:value="0.912714" calcext:value-type="float">
            <text:p>0.91271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19" calcext:value-type="float">
            <text:p>771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6042" calcext:value-type="float">
            <text:p>0.536042</text:p>
          </table:table-cell>
          <table:table-cell office:value-type="float" office:value="0.964799" calcext:value-type="float">
            <text:p>0.96479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15" calcext:value-type="float">
            <text:p>7715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764" calcext:value-type="float">
            <text:p>0.535764</text:p>
          </table:table-cell>
          <table:table-cell office:value-type="float" office:value="2.363643" calcext:value-type="float">
            <text:p>2.36364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18" calcext:value-type="float">
            <text:p>7718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972" calcext:value-type="float">
            <text:p>0.535972</text:p>
          </table:table-cell>
          <table:table-cell office:value-type="float" office:value="2.195255" calcext:value-type="float">
            <text:p>2.19525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20" calcext:value-type="float">
            <text:p>772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6111" calcext:value-type="float">
            <text:p>0.536111</text:p>
          </table:table-cell>
          <table:table-cell office:value-type="float" office:value="1.568652" calcext:value-type="float">
            <text:p>1.568652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718" calcext:value-type="float">
            <text:p>7718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5972" calcext:value-type="float">
            <text:p>0.535972</text:p>
          </table:table-cell>
          <table:table-cell office:value-type="float" office:value="2.217498" calcext:value-type="float">
            <text:p>2.217498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723" calcext:value-type="float">
            <text:p>7723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6319" calcext:value-type="float">
            <text:p>0.536319</text:p>
          </table:table-cell>
          <table:table-cell office:value-type="float" office:value="4.239809" calcext:value-type="float">
            <text:p>4.239809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721" calcext:value-type="float">
            <text:p>7721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6181" calcext:value-type="float">
            <text:p>0.536181</text:p>
          </table:table-cell>
          <table:table-cell office:value-type="float" office:value="3.903664" calcext:value-type="float">
            <text:p>3.903664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725" calcext:value-type="float">
            <text:p>7725</text:p>
          </table:table-cell>
          <table:table-cell office:value-type="float" office:value="14400" calcext:value-type="float">
            <text:p>14400</text:p>
          </table:table-cell>
          <table:table-cell office:value-type="float" office:value="0.536458" calcext:value-type="float">
            <text:p>0.536458</text:p>
          </table:table-cell>
          <table:table-cell office:value-type="float" office:value="12.696307" calcext:value-type="float">
            <text:p>12.69630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3" calcext:value-type="float">
            <text:p>6513</text:p>
          </table:table-cell>
          <table:table-cell office:value-type="float" office:value="14400" calcext:value-type="float">
            <text:p>14400</text:p>
          </table:table-cell>
          <table:table-cell office:value-type="float" office:value="0.452292" calcext:value-type="float">
            <text:p>0.452292</text:p>
          </table:table-cell>
          <table:table-cell office:value-type="float" office:value="2.548067" calcext:value-type="float">
            <text:p>2.5480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14" calcext:value-type="float">
            <text:p>6914</text:p>
          </table:table-cell>
          <table:table-cell office:value-type="float" office:value="14400" calcext:value-type="float">
            <text:p>14400</text:p>
          </table:table-cell>
          <table:table-cell office:value-type="float" office:value="0.480139" calcext:value-type="float">
            <text:p>0.480139</text:p>
          </table:table-cell>
          <table:table-cell office:value-type="float" office:value="1.312373" calcext:value-type="float">
            <text:p>1.3123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47" calcext:value-type="float">
            <text:p>7047</text:p>
          </table:table-cell>
          <table:table-cell office:value-type="float" office:value="14400" calcext:value-type="float">
            <text:p>14400</text:p>
          </table:table-cell>
          <table:table-cell office:value-type="float" office:value="0.489375" calcext:value-type="float">
            <text:p>0.489375</text:p>
          </table:table-cell>
          <table:table-cell office:value-type="float" office:value="0.893912" calcext:value-type="float">
            <text:p>0.8939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84" calcext:value-type="float">
            <text:p>7184</text:p>
          </table:table-cell>
          <table:table-cell office:value-type="float" office:value="14400" calcext:value-type="float">
            <text:p>14400</text:p>
          </table:table-cell>
          <table:table-cell office:value-type="float" office:value="0.498889" calcext:value-type="float">
            <text:p>0.498889</text:p>
          </table:table-cell>
          <table:table-cell office:value-type="float" office:value="0.705789" calcext:value-type="float">
            <text:p>0.70578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49" calcext:value-type="float">
            <text:p>724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03403" calcext:value-type="float">
            <text:p>0.503403</text:p>
          </table:table-cell>
          <table:table-cell office:value-type="float" office:value="0.565976" calcext:value-type="float">
            <text:p>0.5659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64" calcext:value-type="float">
            <text:p>726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04444" calcext:value-type="float">
            <text:p>0.504444</text:p>
          </table:table-cell>
          <table:table-cell office:value-type="float" office:value="0.488593" calcext:value-type="float">
            <text:p>0.48859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63" calcext:value-type="float">
            <text:p>7363</text:p>
          </table:table-cell>
          <table:table-cell office:value-type="float" office:value="14400" calcext:value-type="float">
            <text:p>14400</text:p>
          </table:table-cell>
          <table:table-cell office:value-type="float" office:value="0.511319" calcext:value-type="float">
            <text:p>0.511319</text:p>
          </table:table-cell>
          <table:table-cell office:value-type="float" office:value="0.374369" calcext:value-type="float">
            <text:p>0.37436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83" calcext:value-type="float">
            <text:p>7383</text:p>
          </table:table-cell>
          <table:table-cell office:value-type="float" office:value="14400" calcext:value-type="float">
            <text:p>14400</text:p>
          </table:table-cell>
          <table:table-cell office:value-type="float" office:value="0.512708" calcext:value-type="float">
            <text:p>0.512708</text:p>
          </table:table-cell>
          <table:table-cell office:value-type="float" office:value="0.334022" calcext:value-type="float">
            <text:p>0.3340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90" calcext:value-type="float">
            <text:p>739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13194" calcext:value-type="float">
            <text:p>0.513194</text:p>
          </table:table-cell>
          <table:table-cell office:value-type="float" office:value="0.300565" calcext:value-type="float">
            <text:p>0.30056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54" calcext:value-type="float">
            <text:p>745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17639" calcext:value-type="float">
            <text:p>0.517639</text:p>
          </table:table-cell>
          <table:table-cell office:value-type="float" office:value="0.257395" calcext:value-type="float">
            <text:p>0.25739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64" calcext:value-type="float">
            <text:p>746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18333" calcext:value-type="float">
            <text:p>0.518333</text:p>
          </table:table-cell>
          <table:table-cell office:value-type="float" office:value="0.216359" calcext:value-type="float">
            <text:p>0.21635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74" calcext:value-type="float">
            <text:p>747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19028" calcext:value-type="float">
            <text:p>0.519028</text:p>
          </table:table-cell>
          <table:table-cell office:value-type="float" office:value="0.188096" calcext:value-type="float">
            <text:p>0.1880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93" calcext:value-type="float">
            <text:p>7493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0347" calcext:value-type="float">
            <text:p>0.520347</text:p>
          </table:table-cell>
          <table:table-cell office:value-type="float" office:value="0.180942" calcext:value-type="float">
            <text:p>0.18094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99" calcext:value-type="float">
            <text:p>749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0764" calcext:value-type="float">
            <text:p>0.520764</text:p>
          </table:table-cell>
          <table:table-cell office:value-type="float" office:value="0.27126" calcext:value-type="float">
            <text:p>0.2712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28" calcext:value-type="float">
            <text:p>7528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2778" calcext:value-type="float">
            <text:p>0.522778</text:p>
          </table:table-cell>
          <table:table-cell office:value-type="float" office:value="0.33682" calcext:value-type="float">
            <text:p>0.3368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25" calcext:value-type="float">
            <text:p>7525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2569" calcext:value-type="float">
            <text:p>0.522569</text:p>
          </table:table-cell>
          <table:table-cell office:value-type="float" office:value="0.35114" calcext:value-type="float">
            <text:p>0.3511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45" calcext:value-type="float">
            <text:p>7545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3958" calcext:value-type="float">
            <text:p>0.523958</text:p>
          </table:table-cell>
          <table:table-cell office:value-type="float" office:value="0.299401" calcext:value-type="float">
            <text:p>0.29940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47" calcext:value-type="float">
            <text:p>7547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4097" calcext:value-type="float">
            <text:p>0.524097</text:p>
          </table:table-cell>
          <table:table-cell office:value-type="float" office:value="0.27486" calcext:value-type="float">
            <text:p>0.274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50" calcext:value-type="float">
            <text:p>755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4306" calcext:value-type="float">
            <text:p>0.524306</text:p>
          </table:table-cell>
          <table:table-cell office:value-type="float" office:value="0.312791" calcext:value-type="float">
            <text:p>0.31279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56" calcext:value-type="float">
            <text:p>7556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4722" calcext:value-type="float">
            <text:p>0.524722</text:p>
          </table:table-cell>
          <table:table-cell office:value-type="float" office:value="0.54389" calcext:value-type="float">
            <text:p>0.5438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64" calcext:value-type="float">
            <text:p>756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278" calcext:value-type="float">
            <text:p>0.525278</text:p>
          </table:table-cell>
          <table:table-cell office:value-type="float" office:value="0.537211" calcext:value-type="float">
            <text:p>0.53721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67" calcext:value-type="float">
            <text:p>7567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486" calcext:value-type="float">
            <text:p>0.525486</text:p>
          </table:table-cell>
          <table:table-cell office:value-type="float" office:value="0.459185" calcext:value-type="float">
            <text:p>0.45918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54" calcext:value-type="float">
            <text:p>7554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4583" calcext:value-type="float">
            <text:p>0.524583</text:p>
          </table:table-cell>
          <table:table-cell office:value-type="float" office:value="0.449283" calcext:value-type="float">
            <text:p>0.44928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70" calcext:value-type="float">
            <text:p>757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694" calcext:value-type="float">
            <text:p>0.525694</text:p>
          </table:table-cell>
          <table:table-cell office:value-type="float" office:value="0.460378" calcext:value-type="float">
            <text:p>0.46037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65" calcext:value-type="float">
            <text:p>7565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347" calcext:value-type="float">
            <text:p>0.525347</text:p>
          </table:table-cell>
          <table:table-cell office:value-type="float" office:value="0.951077" calcext:value-type="float">
            <text:p>0.95107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70" calcext:value-type="float">
            <text:p>757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694" calcext:value-type="float">
            <text:p>0.525694</text:p>
          </table:table-cell>
          <table:table-cell office:value-type="float" office:value="0.915093" calcext:value-type="float">
            <text:p>0.915093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63" calcext:value-type="float">
            <text:p>7563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208" calcext:value-type="float">
            <text:p>0.525208</text:p>
          </table:table-cell>
          <table:table-cell office:value-type="float" office:value="0.764691" calcext:value-type="float">
            <text:p>0.76469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570" calcext:value-type="float">
            <text:p>757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694" calcext:value-type="float">
            <text:p>0.525694</text:p>
          </table:table-cell>
          <table:table-cell office:value-type="float" office:value="0.814297" calcext:value-type="float">
            <text:p>0.814297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71" calcext:value-type="float">
            <text:p>7571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764" calcext:value-type="float">
            <text:p>0.525764</text:p>
          </table:table-cell>
          <table:table-cell office:value-type="float" office:value="2.170427" calcext:value-type="float">
            <text:p>2.170427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577" calcext:value-type="float">
            <text:p>7577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6181" calcext:value-type="float">
            <text:p>0.526181</text:p>
          </table:table-cell>
          <table:table-cell office:value-type="float" office:value="2.015308" calcext:value-type="float">
            <text:p>2.01530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573" calcext:value-type="float">
            <text:p>7573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5903" calcext:value-type="float">
            <text:p>0.525903</text:p>
          </table:table-cell>
          <table:table-cell office:value-type="float" office:value="1.627708" calcext:value-type="float">
            <text:p>1.627708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576" calcext:value-type="float">
            <text:p>7576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6111" calcext:value-type="float">
            <text:p>0.526111</text:p>
          </table:table-cell>
          <table:table-cell office:value-type="float" office:value="1.464489" calcext:value-type="float">
            <text:p>1.464489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79" calcext:value-type="float">
            <text:p>757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6319" calcext:value-type="float">
            <text:p>0.526319</text:p>
          </table:table-cell>
          <table:table-cell office:value-type="float" office:value="5.037523" calcext:value-type="float">
            <text:p>5.037523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580" calcext:value-type="float">
            <text:p>7580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6389" calcext:value-type="float">
            <text:p>0.526389</text:p>
          </table:table-cell>
          <table:table-cell office:value-type="float" office:value="4.335371" calcext:value-type="float">
            <text:p>4.335371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579" calcext:value-type="float">
            <text:p>7579</text:p>
          </table:table-cell>
          <table:table-cell office:value-type="float" office:value="14400" calcext:value-type="float">
            <text:p>14400</text:p>
          </table:table-cell>
          <table:table-cell office:value-type="float" office:value="0.526319" calcext:value-type="float">
            <text:p>0.526319</text:p>
          </table:table-cell>
          <table:table-cell office:value-type="float" office:value="14.351441" calcext:value-type="float">
            <text:p>14.35144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01:01:13.295324466</meta:creation-date>
    <dc:date>2022-06-05T02:21:24.354606940</dc:date>
    <meta:editing-duration>PT1H3M30S</meta:editing-duration>
    <meta:editing-cycles>2</meta:editing-cycles>
    <meta:generator>LibreOffice/6.4.7.2$Linux_X86_64 LibreOffice_project/40$Build-2</meta:generator>
    <meta:document-statistic meta:table-count="1" meta:cell-count="361" meta:object-count="0"/>
  </office:meta>
</office:document-meta>
</file>